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ffaa9" style:font-weight-asian="bold" style:font-weight-complex="bold"/>
    </style:style>
    <style:style style:name="P2" style:family="paragraph" style:parent-style-name="Standard">
      <style:text-properties fo:font-size="15pt" fo:font-weight="bold" officeooo:rsid="0017ee81" officeooo:paragraph-rsid="0017ee81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95827" officeooo:paragraph-rsid="00195827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3pt" fo:font-weight="bold" officeooo:rsid="00195827" officeooo:paragraph-rsid="00195827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0pt" fo:font-weight="normal" officeooo:rsid="001c5798" officeooo:paragraph-rsid="001c5798" style:font-size-asian="8.75pt" style:font-weight-asian="normal" style:font-size-complex="10pt" style:font-weight-complex="normal"/>
    </style:style>
    <style:style style:name="P6" style:family="paragraph" style:parent-style-name="Standard">
      <style:text-properties officeooo:paragraph-rsid="00195827"/>
    </style:style>
    <style:style style:name="P7" style:family="paragraph" style:parent-style-name="Standard">
      <style:text-properties officeooo:paragraph-rsid="001c5798"/>
    </style:style>
    <style:style style:name="P8" style:family="paragraph" style:parent-style-name="Standard">
      <style:text-properties officeooo:paragraph-rsid="001ffaa9"/>
    </style:style>
    <style:style style:name="P9" style:family="paragraph" style:parent-style-name="Standard">
      <style:text-properties fo:font-size="12pt" fo:font-weight="bold" officeooo:rsid="00195827" officeooo:paragraph-rsid="001c5798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195827" officeooo:paragraph-rsid="00195827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0pt" fo:font-weight="normal" officeooo:rsid="00195827" officeooo:paragraph-rsid="001c5798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195827" officeooo:paragraph-rsid="00195827" style:font-size-asian="8.75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1c5798" officeooo:paragraph-rsid="001c5798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1ffaa9" officeooo:paragraph-rsid="001ffaa9" style:font-size-asian="8.75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22efbd" officeooo:paragraph-rsid="0022efbd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bold" officeooo:rsid="001ffaa9" officeooo:paragraph-rsid="001ffaa9" style:font-size-asian="8.75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bold" officeooo:rsid="0022efbd" officeooo:paragraph-rsid="0022efbd" style:font-size-asian="10pt" style:font-weight-asian="bold" style:font-size-complex="10pt" style:font-weight-complex="bold"/>
    </style:style>
    <style:style style:name="P18" style:family="paragraph" style:parent-style-name="Standard">
      <style:text-properties officeooo:rsid="002046c7" officeooo:paragraph-rsid="002046c7"/>
    </style:style>
    <style:style style:name="T1" style:family="text">
      <style:text-properties fo:font-size="10pt" fo:font-weight="normal" style:font-size-asian="8.75pt" style:font-weight-asian="normal" style:font-size-complex="10pt" style:font-weight-complex="normal"/>
    </style:style>
    <style:style style:name="T2" style:family="text">
      <style:text-properties fo:font-size="10pt" fo:font-weight="normal" officeooo:rsid="00195827" style:font-size-asian="8.75pt" style:font-weight-asian="normal" style:font-size-complex="10pt" style:font-weight-complex="normal"/>
    </style:style>
    <style:style style:name="T3" style:family="text">
      <style:text-properties fo:font-size="10pt" fo:font-weight="normal" officeooo:rsid="001af554" style:font-size-asian="8.75pt" style:font-weight-asian="normal" style:font-size-complex="10pt" style:font-weight-complex="normal"/>
    </style:style>
    <style:style style:name="T4" style:family="text">
      <style:text-properties fo:font-size="10pt" fo:font-weight="normal" officeooo:rsid="001be874" style:font-size-asian="8.75pt" style:font-weight-asian="normal" style:font-size-complex="10pt" style:font-weight-complex="normal"/>
    </style:style>
    <style:style style:name="T5" style:family="text">
      <style:text-properties fo:font-size="10pt" fo:font-weight="normal" officeooo:rsid="001c5798" style:font-size-asian="8.75pt" style:font-weight-asian="normal" style:font-size-complex="10pt" style:font-weight-complex="normal"/>
    </style:style>
    <style:style style:name="T6" style:family="text">
      <style:text-properties fo:font-size="10pt" fo:font-weight="normal" officeooo:rsid="001ffaa9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02046c7" style:font-size-asian="8.75pt" style:font-weight-asian="normal" style:font-size-complex="10pt" style:font-weight-complex="normal"/>
    </style:style>
    <style:style style:name="T8" style:family="text">
      <style:text-properties fo:font-size="10pt" officeooo:rsid="00195827" style:font-size-asian="8.75pt" style:font-size-complex="10pt"/>
    </style:style>
    <style:style style:name="T9" style:family="text">
      <style:text-properties fo:font-size="10pt" officeooo:rsid="001ffaa9" style:font-size-asian="8.75pt" style:font-size-complex="10pt"/>
    </style:style>
    <style:style style:name="T10" style:family="text">
      <style:text-properties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size="10pt" fo:font-style="italic" fo:font-weight="normal" officeooo:rsid="00195827" style:font-size-asian="8.75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size="10pt" fo:font-style="italic" fo:font-weight="normal" officeooo:rsid="001ffaa9" style:font-size-asian="8.75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ize="10pt" fo:font-style="italic" fo:font-weight="normal" officeooo:rsid="001c5798" style:font-size-asian="8.75pt" style:font-style-asian="italic" style:font-weight-asian="normal" style:font-size-complex="10pt" style:font-style-complex="italic" style:font-weight-complex="normal"/>
    </style:style>
    <style:style style:name="T14" style:family="text">
      <style:text-properties fo:font-size="10pt" fo:font-style="italic" fo:font-weight="normal" officeooo:rsid="002046c7" style:font-size-asian="8.75pt" style:font-style-asian="italic" style:font-weight-asian="normal" style:font-size-complex="10pt" style:font-style-complex="italic" style:font-weight-complex="normal"/>
    </style:style>
    <style:style style:name="T15" style:family="text">
      <style:text-properties officeooo:rsid="001c5798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49457" style:font-style-asian="italic" style:font-style-complex="italic"/>
    </style:style>
    <style:style style:name="T18" style:family="text">
      <style:text-properties fo:font-style="italic" officeooo:rsid="00254edb" style:font-style-asian="italic" style:font-style-complex="italic"/>
    </style:style>
    <style:style style:name="T19" style:family="text">
      <style:text-properties officeooo:rsid="00249457"/>
    </style:style>
    <style:style style:name="T20" style:family="text">
      <style:text-properties fo:font-style="normal" officeooo:rsid="00254edb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plementační dokumentace k 1. úloze do IPP 2020/2021</text:p>
      <text:p text:style-name="P2">Jméno a příjmení: Daniel Andraško</text:p>
      <text:p text:style-name="P2">Login: xandra05</text:p>
      <text:p text:style-name="P2"/>
      <text:p text:style-name="P10"><text:span text:style-name="T15">Zdrojový kód </text:span>parse.php</text:p>
      <text:p text:style-name="P7"><text:span text:style-name="T2">Hlavný skript programu, ktorý riadí celý proces. Využíva knihovňu funkcií </text:span><text:span text:style-name="T11">functions.php </text:span><text:span text:style-name="T2">a datové štruktúry z knihovne </text:span><text:span text:style-name="T11">library.php</text:span><text:span text:style-name="T5">.</text:span><text:span text:style-name="T2"> </text:span></text:p>
      <text:p text:style-name="P11"/>
      <text:p text:style-name="P7"><text:span text:style-name="T7"><text:tab/></text:span><text:span text:style-name="T2">Po volaní funkcie na kontrolu argumentov programu jeho telo tvorí cyklus </text:span><text:span text:style-name="T11">while</text:span><text:span text:style-name="T2">, ktorý číta riadok po riadku zo štandardného vstupu</text:span><text:span text:style-name="T6"> (ďalej len </text:span><text:span text:style-name="T12">STDIN</text:span><text:span text:style-name="T6">)</text:span><text:span text:style-name="T2">. V tomto cykle sa volajú funkcie na spracovanie riadkov, </text:span><text:span text:style-name="T4">ktoré kontrolujú výskyt hlavičky a syntax vstupného kódu</text:span><text:span text:style-name="T3">. </text:span><text:span text:style-name="T5">Následne, v prípade že vstupný kód bol syntakticky správny, sa volá metóda</text:span><text:span text:style-name="T6"> </text:span><text:span text:style-name="T12">write_XML()</text:span><text:span text:style-name="T5"> z objektu</text:span><text:span text:style-name="T6"> </text:span><text:span text:style-name="T12">$xml</text:span><text:span text:style-name="T5"> triedy </text:span><text:span text:style-name="T13">XMLOutput</text:span><text:span text:style-name="T5">, ktorý vypíše reprezentáciu </text:span><text:span text:style-name="T13">XML</text:span><text:span text:style-name="T5"> vstupného kódu na štandardný výstup.</text:span></text:p>
      <text:p text:style-name="P3"/>
      <text:p text:style-name="P3">Priečinok src</text:p>
      <text:p text:style-name="P5">Pomocný adresár, ktorý obsahuje dva pomocné skripty <text:span text:style-name="T16">functions.php</text:span> a <text:span text:style-name="T16">library.php</text:span>.</text:p>
      <text:p text:style-name="P5"/>
      <text:p text:style-name="P9"><text:span text:style-name="T15">Zdrojový kód </text:span>functions.php</text:p>
      <text:p text:style-name="P12">Zdrojový kód, ktorý obsahuje hlavné funkcie programu volajúce z <text:span text:style-name="T16">parse.php</text:span>. Využíva datové štruktúry definované v <text:span text:style-name="T16">library.php</text:span>.</text:p>
      <text:p text:style-name="P12"/>
      <text:p text:style-name="P1"><text:span text:style-name="T8">f</text:span><text:span text:style-name="T9">unction parse_line($line)</text:span></text:p>
      <text:p text:style-name="P14">Jedna z najdôležitejších funkcií. Ako parameter príjme riadok zo <text:span text:style-name="T16">STDIN</text:span>, ktorý spracuje, odstránením nadbytočných bielych znakov alebo komentárov. V prípade, že je riadok prázdny vracia null, inak spracovaný riadok.</text:p>
      <text:p text:style-name="P14"/>
      <text:p text:style-name="P16">function control_syntax_and_outputXML($line)</text:p>
      <text:p text:style-name="P8"><text:span text:style-name="T6">Hlavná funkcia, ktorá rieši kontrolu syntaxu a zápis do objektu </text:span><text:span text:style-name="T12">$xml</text:span><text:span text:style-name="T6"> triedy </text:span><text:span text:style-name="T12">XMLOutput</text:span><text:span text:style-name="T6">. Ako parameter získa už spracovaný riadok. Tento riadok rozdelí podľa medzier na pole reťazcov. V danom poli sa pozerá na prvý prvok na pozícii 0, ktorý by mal obsahovať operačný kód inštrukcie. </text:span><text:span text:style-name="T7">Pokiaľ je operačný kód správny, volá funkciu na kontrolu jeho operandov a ich následný zápis do </text:span><text:span text:style-name="T14">$xml</text:span><text:span text:style-name="T7"> objektu.</text:span></text:p>
      <text:p text:style-name="P12"/>
      <text:p text:style-name="P12"/>
      <text:p text:style-name="P4"/>
      <text:p text:style-name="P9"><text:span text:style-name="T15">Zdrojový kód </text:span>library.php</text:p>
      <text:p text:style-name="P6"><text:span text:style-name="T2">Pomocn</text:span><text:span text:style-name="T7">ý</text:span><text:span text:style-name="T2"> súbor pre uloženie globálnych premenných, tried a polí. Využívajú ho skripty </text:span><text:span text:style-name="T11">parse.php</text:span><text:span text:style-name="T2"> a </text:span><text:span text:style-name="T11">functions.php</text:span><text:span text:style-name="T2">.</text:span></text:p>
      <text:p text:style-name="P12"/>
      <text:p text:style-name="P18"><text:span text:style-name="T2"><text:tab/></text:span><text:span text:style-name="T1">Obsahuje napríklad definované návratové hodnoty, triedu pre zápis </text:span><text:span text:style-name="T10">XML</text:span><text:span text:style-name="T1"> reprezentácie alebo pole operačných kódov inštrukcií s hodnotami ich počtu operandov, slúžiace na syntaktickú kontrolu.</text:span></text:p>
      <text:p text:style-name="P18"><text:span text:style-name="T1"/></text:p>
      <text:p text:style-name="P17">class XMLOutput</text:p>
      <text:p text:style-name="P15">Trieda , ktorá slúži pre uloženie <text:span text:style-name="T16">XML</text:span> reprezentácie kódu <text:span text:style-name="T16">IPPcode21</text:span>. Obsahuje metódy pre zápis inštrukcií, operandov alebo celkový výpis reprezentácie na štandardný výstup (ďalej len <text:span text:style-name="T16">STDOUT</text:span>).<text:span text:style-name="T19"> Využíva pritom triedu </text:span><text:span text:style-name="T17">XMLWriter()</text:span><text:span text:style-name="T20">, teda obsahuje instanciu tejto triedy do ktorej ukladá </text:span><text:span text:style-name="T18">XML</text:span><text:span text:style-name="T20"> kód.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2:36:09.037006232</meta:creation-date>
    <dc:date>2021-03-14T19:23:12.141695007</dc:date>
    <meta:editing-duration>PT25M58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19" meta:word-count="313" meta:character-count="2252" meta:non-whitespace-character-count="1955"/>
  </office:meta>
</office:document-meta>
</file>